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2_06-04-39_001.jpg</text:p>
          </table:table-cell>
          <table:table-cell table:style-name="ce15" office:value-type="string">
            <text:p>:m other / 記録　文書 / @自室 / 祈り / 手順、準備するもの、置き場所、用意するもの / version=2</text:p>
          </table:table-cell>
          <table:table-cell table:style-name="ce3"/>
          <table:table-cell table:style-name="ce3"/>
          <table:table-cell table:style-name="ce3" office:value-type="string">
            <text:p>N-35-35-28.72 E-139-34-49.71</text:p>
          </table:table-cell>
          <table:table-cell table:style-name="ce28" table:formula="of:=IF([.E2]=&quot;&quot;;[.C2];CONCATENATE([.C2];&quot; / &quot;;[.E2]))" office:value-type="string" office:string-value=":m other / 記録　文書 / @自室 / 祈り / 手順、準備するもの、置き場所、用意するもの / version=2">
            <text:p>:m other / 記録　文書 / @自室 / 祈り / 手順、準備するもの、置き場所、用意するもの / version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2_07-54-5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5 E-139-34-49.6</text:p>
          </table:table-cell>
          <table:table-cell table:style-name="ce28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2_10-25-56_000.jpg</text:p>
          </table:table-cell>
          <table:table-cell table:style-name="ce15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7 E-139-34-49.65</text:p>
          </table:table-cell>
          <table:table-cell table:style-name="ce2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2_17-01-01_000.jpg</text:p>
          </table:table-cell>
          <table:table-cell table:style-name="ce15" office:value-type="string">
            <text:p>:m 1-2*2 RES / 245 / 『キリスト教は戦争好きか』　土井健司 / p.63</text:p>
          </table:table-cell>
          <table:table-cell table:style-name="ce20"/>
          <table:table-cell table:style-name="ce3"/>
          <table:table-cell table:style-name="ce3" office:value-type="string">
            <text:p>N-35-35-29.01 E-139-34-49.27</text:p>
          </table:table-cell>
          <table:table-cell table:style-name="ce28" table:formula="of:=IF([.E5]=&quot;&quot;;[.C5];CONCATENATE([.C5];&quot; / &quot;;[.E5]))" office:value-type="string" office:string-value=":m 1-2*2 RES / 245 / 『キリスト教は戦争好きか』　土井健司 / p.63">
            <text:p>:m 1-2*2 RES / 245 / 『キリスト教は戦争好きか』　土井健司 / p.6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2_17-24-00_000.jpg</text:p>
          </table:table-cell>
          <table:table-cell table:style-name="ce15" office:value-type="string">
            <text:p>:m 1*1 RES / 245 / 『古典場から量子場への道』　高橋康 / p.104</text:p>
          </table:table-cell>
          <table:table-cell table:style-name="ce20"/>
          <table:table-cell table:style-name="ce3"/>
          <table:table-cell table:style-name="ce3" office:value-type="string">
            <text:p>N-35-35-28.37 E-139-34-49.27</text:p>
          </table:table-cell>
          <table:table-cell table:style-name="ce28" table:formula="of:=IF([.E6]=&quot;&quot;;[.C6];CONCATENATE([.C6];&quot; / &quot;;[.E6]))" office:value-type="string" office:string-value=":m 1*1 RES / 245 / 『古典場から量子場への道』　高橋康 / p.104">
            <text:p>:m 1*1 RES / 245 / 『古典場から量子場への道』　高橋康 / p.10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2-12_18-41-18_000.jpg</text:p>
          </table:table-cell>
          <table:table-cell table:style-name="ce14" office:value-type="string">
            <text:p>:m music / log / gt / || s.1:f-93,r,sn=2019-1211-1,t.60,patt-1,(1),(2),(3),R=1 || s.2:et-6,r,patt-23(1).n,for=flamenco:arpeggio,score+,chord=D△;A6;A+3;A6+5,tune=KA-1,(1),(2).n,t.75=8th,R=2</text:p>
          </table:table-cell>
          <table:table-cell table:style-name="ce12"/>
          <table:table-cell table:style-name="ce3"/>
          <table:table-cell table:style-name="ce3" office:value-type="string">
            <text:p>N-35-35-28.66 E-139-34-49.43</text:p>
          </table:table-cell>
          <table:table-cell table:style-name="ce28" table:formula="of:=IF([.E7]=&quot;&quot;;[.C7];CONCATENATE([.C7];&quot; / &quot;;[.E7]))" office:value-type="string" office:string-value=":m music / log / gt / || s.1:f-93,r,sn=2019-1211-1,t.60,patt-1,(1),(2),(3),R=1 || s.2:et-6,r,patt-23(1).n,for=flamenco:arpeggio,score+,chord=D△;A6;A+3;A6+5,tune=KA-1,(1),(2).n,t.75=8th,R=2">
            <text:p>:m music / log / gt / || s.1:f-93,r,sn=2019-1211-1,t.60,patt-1,(1),(2),(3),R=1 || s.2:et-6,r,patt-23(1).n,for=flamenco:arpeggio,score+,chord=D△;A6;A+3;A6+5,tune=KA-1,(1),(2).n,t.75=8th,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2_20-26-17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09 E-139-34-49.54</text:p>
          </table:table-cell>
          <table:table-cell table:style-name="ce2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2_21-50-44_000.jpg</text:p>
          </table:table-cell>
          <table:table-cell table:style-name="ce15" office:value-type="string">
            <text:p>:m idea / fx / patterns,list</text:p>
          </table:table-cell>
          <table:table-cell table:style-name="ce15"/>
          <table:table-cell table:style-name="ce3"/>
          <table:table-cell table:style-name="ce3" office:value-type="string">
            <text:p>N-35-35-29.26 E-139-34-49.6</text:p>
          </table:table-cell>
          <table:table-cell table:style-name="ce28" table:formula="of:=IF([.E9]=&quot;&quot;;[.C9];CONCATENATE([.C9];&quot; / &quot;;[.E9]))" office:value-type="string" office:string-value=":m idea / fx / patterns,list">
            <text:p>:m idea / fx / patterns,list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3_00-22-01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3 E-139-34-49.22</text:p>
          </table:table-cell>
          <table:table-cell table:style-name="ce28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3_06-00-25_000.jpg</text:p>
          </table:table-cell>
          <table:table-cell table:style-name="ce15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42 E-139-34-49.54</text:p>
          </table:table-cell>
          <table:table-cell table:style-name="ce28"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3_07-03-56_000.jpg</text:p>
          </table:table-cell>
          <table:table-cell table:style-name="ce14" office:value-type="string">
            <text:p>:m other / 記録　文書 / @自室 / 朝体操-2 / メニュー、リスト / page.1</text:p>
          </table:table-cell>
          <table:table-cell table:style-name="ce14"/>
          <table:table-cell table:style-name="ce3"/>
          <table:table-cell table:style-name="ce3" office:value-type="string">
            <text:p>N-35-35-28.82 E-139-34-49.43</text:p>
          </table:table-cell>
          <table:table-cell table:style-name="ce28" table:formula="of:=IF([.E12]=&quot;&quot;;[.C12];CONCATENATE([.C12];&quot; / &quot;;[.E12]))" office:value-type="string" office:string-value=":m other / 記録　文書 / @自室 / 朝体操-2 / メニュー、リスト / page.1">
            <text:p>:m other / 記録　文書 / @自室 / 朝体操-2 / メニュー、リスト / page.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31_05-27-50_000.m4a</text:p>
          </table:table-cell>
          <table:table-cell table:style-name="ce15" office:value-type="string">
            <text:p>:VOICE-MEMO / @自宅 / diary / 初めて / 東和の仕事に持っていく水筒 / 長い方を使う</text:p>
          </table:table-cell>
          <table:table-cell table:style-name="ce15"/>
          <table:table-cell table:style-name="ce3"/>
          <table:table-cell table:style-name="ce3" office:value-type="string">
            <text:p>N-35-35-28.44 E-139-34-50.15</text:p>
          </table:table-cell>
          <table:table-cell table:style-name="ce28" table:formula="of:=IF([.E13]=&quot;&quot;;[.C13];CONCATENATE([.C13];&quot; / &quot;;[.E13]))" office:value-type="string" office:string-value=":VOICE-MEMO / @自宅 / diary / 初めて / 東和の仕事に持っていく水筒 / 長い方を使う">
            <text:p>:VOICE-MEMO / @自宅 / diary / 初めて / 東和の仕事に持っていく水筒 / 長い方を使う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31_17-58-08_000.m4a</text:p>
          </table:table-cell>
          <table:table-cell table:style-name="ce6" office:value-type="string">
            <text:p>:VOICE-MEMO / @自室 / 記録 / guitar,gt / g-0831-1 / f-31.N inst=g+h,R=1,k.C</text:p>
          </table:table-cell>
          <table:table-cell table:style-name="ce20"/>
          <table:table-cell table:style-name="ce3"/>
          <table:table-cell table:style-name="ce3" office:value-type="string">
            <text:p>N-35-35-28.72 E-139-34-49.71</text:p>
          </table:table-cell>
          <table:table-cell table:style-name="ce28" table:formula="of:=IF([.E14]=&quot;&quot;;[.C14];CONCATENATE([.C14];&quot; / &quot;;[.E14]))" office:value-type="string" office:string-value=":VOICE-MEMO / @自室 / 記録 / guitar,gt / g-0831-1 / f-31.N inst=g+h,R=1,k.C">
            <text:p>:VOICE-MEMO / @自室 / 記録 / guitar,gt / g-0831-1 / f-31.N inst=g+h,R=1,k.C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31_17-59-38_000.m4a</text:p>
          </table:table-cell>
          <table:table-cell table:style-name="ce6" office:value-type="string">
            <text:p>:VOICE-MEMO / @自室 / 記録 / guitar,gt / g-0831-2 / f-31 伴奏のみ,R=2</text:p>
          </table:table-cell>
          <table:table-cell table:style-name="ce14"/>
          <table:table-cell table:style-name="ce3"/>
          <table:table-cell table:style-name="ce3" office:value-type="string">
            <text:p>N-35-35-28.86 E-139-34-49.65</text:p>
          </table:table-cell>
          <table:table-cell table:style-name="ce28" table:formula="of:=IF([.E15]=&quot;&quot;;[.C15];CONCATENATE([.C15];&quot; / &quot;;[.E15]))" office:value-type="string" office:string-value=":VOICE-MEMO / @自室 / 記録 / guitar,gt / g-0831-2 / f-31 伴奏のみ,R=2">
            <text:p>:VOICE-MEMO / @自室 / 記録 / guitar,gt / g-0831-2 / f-31 伴奏のみ,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31_18-12-29_000.m4a</text:p>
          </table:table-cell>
          <table:table-cell table:style-name="ce6" office:value-type="string">
            <text:p>:VOICE-MEMO / @自室 / 記録 / guitar,gt / g-0831-3 / f-31 type=fill-in,at=msr.4,R=3</text:p>
          </table:table-cell>
          <table:table-cell table:style-name="ce15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室 / 記録 / guitar,gt / g-0831-3 / f-31 type=fill-in,at=msr.4,R=3">
            <text:p>:VOICE-MEMO / @自室 / 記録 / guitar,gt / g-0831-3 / f-31 type=fill-in,at=msr.4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31_18-19-22_000.m4a</text:p>
          </table:table-cell>
          <table:table-cell table:style-name="ce6" office:value-type="string">
            <text:p>:VOICE-MEMO / @自室 / 記録 / guitar,gt / g-0831-4 / f-32.N R=4,k.D,inst=g+h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室 / 記録 / guitar,gt / g-0831-4 / f-32.N R=4,k.D,inst=g+h">
            <text:p>:VOICE-MEMO / @自室 / 記録 / guitar,gt / g-0831-4 / f-32.N R=4,k.D,inst=g+h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31_22-40-04_000.m4a</text:p>
          </table:table-cell>
          <table:table-cell table:style-name="ce6" office:value-type="string">
            <text:p>:VOICE-MEMO / @自室 / lets / music / ピアノとバイオリン、二重奏、作ろう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室 / lets / music / ピアノとバイオリン、二重奏、作ろう">
            <text:p>:VOICE-MEMO / @自室 / lets / music / ピアノとバイオリン、二重奏、作ろう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9-01_11-53-10_000.m4a</text:p>
          </table:table-cell>
          <table:table-cell table:style-name="ce19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19-09-01_13-45-33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自室 / record / bird / 鳥の声">
            <text:p>:VOICE-MEMO / @自室 / record / bird / 鳥の声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9-01_17-21-28_000.m4a</text:p>
          </table:table-cell>
          <table:table-cell table:style-name="ce6" office:value-type="string">
            <text:p>:VOICE-MEMO / @自室 / 記録 / guitar,gt / g-0901-1 / f-31 song-2,R=1,k.C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自室 / 記録 / guitar,gt / g-0901-1 / f-31 song-2,R=1,k.C">
            <text:p>:VOICE-MEMO / @自室 / 記録 / guitar,gt / g-0901-1 / f-31 song-2,R=1,k.C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01_17-29-44_000.m4a</text:p>
          </table:table-cell>
          <table:table-cell table:style-name="ce6" office:value-type="string">
            <text:p>:VOICE-MEMO / @自室 / 記録 / guitar,gt / g-0901-2 / f-34.N k.D,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自室 / 記録 / guitar,gt / g-0901-2 / f-34.N k.D,R=2">
            <text:p>:VOICE-MEMO / @自室 / 記録 / guitar,gt / g-0901-2 / f-34.N k.D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1_17-42-21_000.m4a</text:p>
          </table:table-cell>
          <table:table-cell table:style-name="ce6" office:value-type="string">
            <text:p>:VOICE-MEMO / @自室 / 記録 / guitar,gt / g-0901-3 / res-16.N R=3,コードと、一音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OICE-MEMO / @自室 / 記録 / guitar,gt / g-0901-3 / res-16.N R=3,コードと、一音">
            <text:p>:VOICE-MEMO / @自室 / 記録 / guitar,gt / g-0901-3 / res-16.N R=3,コードと、一音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9-01_17-58-38_000.m4a</text:p>
          </table:table-cell>
          <table:table-cell table:style-name="ce6" office:value-type="string">
            <text:p>:VOICE-MEMO / @自室 / 記録 / guitar,gt / g-0901-4 / ch-16.N Xm7,k.G,R=4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OICE-MEMO / @自室 / 記録 / guitar,gt / g-0901-4 / ch-16.N Xm7,k.G,R=4">
            <text:p>:VOICE-MEMO / @自室 / 記録 / guitar,gt / g-0901-4 / ch-16.N Xm7,k.G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2_18-09-26_000.mov</text:p>
          </table:table-cell>
          <table:table-cell table:style-name="ce6" office:value-type="string">
            <text:p>:VIDEO / @自宅 / メモ / guitar,gt / 演奏、play / g-1212-1 / f-93 r,sn=2019-1211-1,t.60,patt-1,(1),(2),(3)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IDEO / @自宅 / メモ / guitar,gt / 演奏、play / g-1212-1 / f-93 r,sn=2019-1211-1,t.60,patt-1,(1),(2),(3),R=1">
            <text:p>:VIDEO / @自宅 / メモ / guitar,gt / 演奏、play / g-1212-1 / f-93 r,sn=2019-1211-1,t.60,patt-1,(1),(2),(3)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2_18-34-17_000.mov</text:p>
          </table:table-cell>
          <table:table-cell table:style-name="ce6" office:value-type="string">
            <text:p>:VIDEO / @自宅 / メモ / guitar,gt / 演奏、play / g-1212-2 / et-6 r,patt-23(1).n,for=flamenco:arpeggio,score+,chord=D△;A6;A+3;A6+5,tune=KA-1,(1),(2).n,t.75=8th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IDEO / @自宅 / メモ / guitar,gt / 演奏、play / g-1212-2 / et-6 r,patt-23(1).n,for=flamenco:arpeggio,score+,chord=D△;A6;A+3;A6+5,tune=KA-1,(1),(2).n,t.75=8th,R=2">
            <text:p>:VIDEO / @自宅 / メモ / guitar,gt / 演奏、play / g-1212-2 / et-6 r,patt-23(1).n,for=flamenco:arpeggio,score+,chord=D△;A6;A+3;A6+5,tune=KA-1,(1),(2).n,t.75=8th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2">
            <text:p>3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6">
            <text:p>2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6">
            <text:p>2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6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6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6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6];[.B26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6];[.B26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3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9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2019/12/13</text:date>, <text:time>08:24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3T08:24:25.49</dc:date>
    <dc:creator>iwabuchi ken</dc:creator>
    <meta:editing-duration>P14DT13H52M40S</meta:editing-duration>
    <meta:editing-cycles>5869</meta:editing-cycles>
    <meta:document-statistic meta:table-count="1" meta:cell-count="767" meta:object-count="0"/>
  </office:meta>
</office:document-meta>
</file>